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ltonian Tattoo" svg:font-family="'Miltonian Tattoo',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988cm" fo:margin-left="-0.28cm" table:align="left"/>
    </style:style>
    <style:style style:name="Table1.A" style:family="table-column">
      <style:table-column-properties style:column-width="9.185cm"/>
    </style:style>
    <style:style style:name="Table1.B" style:family="table-column">
      <style:table-column-properties style:column-width="8.804cm"/>
    </style:style>
    <style:style style:name="Table1.A1" style:family="table-cell">
      <style:table-cell-properties style:vertical-align="middle" fo:background-color="#29831b" fo:padding="0.212cm" fo:border="0.05pt dashed #ccccf0">
        <style:background-image/>
      </style:table-cell-properties>
    </style:style>
    <style:style style:name="Table1.A2" style:family="table-cell">
      <style:table-cell-properties style:vertical-align="middle" fo:background-color="#ffffff" fo:padding="0cm" fo:border="none">
        <style:background-image/>
      </style:table-cell-properties>
    </style:style>
    <style:style style:name="Table1.A3" style:family="table-cell">
      <style:table-cell-properties style:vertical-align="middle" fo:background-color="#c7ff96" fo:padding="0.212cm" fo:border="0.05pt dashed #ccccf0">
        <style:background-image/>
      </style:table-cell-properties>
    </style:style>
    <style:style style:name="P1" style:family="paragraph" style:parent-style-name="Heading_20_1">
      <style:text-properties fo:font-variant="normal" fo:text-transform="none" fo:color="#dd0000" style:font-name="inherit" fo:font-size="13pt" fo:letter-spacing="normal" fo:font-style="normal" fo:font-weight="bold" officeooo:paragraph-rsid="001ab2e1" style:font-size-asian="13pt" style:font-size-complex="13pt" loext:padding="0cm" loext:border="none"/>
    </style:style>
    <style:style style:name="P2" style:family="paragraph" style:parent-style-name="Standard">
      <style:text-properties officeooo:paragraph-rsid="001ab2e1"/>
    </style:style>
    <style:style style:name="P3"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fo:text-transform="uppercase" fo:color="#ffffff" style:font-name="inherit" fo:font-size="13.5pt" fo:font-weight="bold"/>
    </style:style>
    <style:style style:name="P4" style:family="paragraph" style:parent-style-name="Standard">
      <style:text-properties officeooo:paragraph-rsid="001ab2e1"/>
    </style:style>
    <style:style style:name="P5" style:family="paragraph" style:parent-style-name="Standard">
      <style:text-properties fo:font-variant="normal" fo:text-transform="none" fo:color="#666666" style:font-name="Miltonian Tattoo" fo:font-size="12pt" fo:letter-spacing="normal" fo:font-style="normal" fo:font-weight="normal" officeooo:paragraph-rsid="001ab2e1"/>
    </style:style>
    <style:style style:name="P6" style:family="paragraph" style:parent-style-name="Standard">
      <style:text-properties officeooo:rsid="001c0568" officeooo:paragraph-rsid="001c0568"/>
    </style:style>
    <style:style style:name="P7" style:family="paragraph" style:parent-style-name="Standard">
      <style:text-properties officeooo:paragraph-rsid="001c0568"/>
    </style:style>
    <style:style style:name="P8" style:family="paragraph" style:parent-style-name="Standard">
      <style:text-properties officeooo:rsid="001c9f66" officeooo:paragraph-rsid="001c9f66"/>
    </style:style>
    <style:style style:name="P9" style:family="paragraph" style:parent-style-name="Standard">
      <style:text-properties officeooo:paragraph-rsid="001c9f66"/>
    </style:style>
    <style:style style:name="P10" style:family="paragraph" style:parent-style-name="Standard">
      <style:text-properties officeooo:rsid="001dfa53" officeooo:paragraph-rsid="001dfa53"/>
    </style:style>
    <style:style style:name="P11" style:family="paragraph" style:parent-style-name="Standard">
      <style:text-properties officeooo:paragraph-rsid="001dfa53"/>
    </style:style>
    <style:style style:name="P12" style:family="paragraph" style:parent-style-name="Standard">
      <style:text-properties officeooo:rsid="001e77a5" officeooo:paragraph-rsid="001e77a5"/>
    </style:style>
    <style:style style:name="P13" style:family="paragraph" style:parent-style-name="Standard">
      <style:text-properties officeooo:paragraph-rsid="001e77a5"/>
    </style:style>
    <style:style style:name="P14" style:family="paragraph" style:parent-style-name="Text_20_body">
      <style:text-properties fo:font-variant="normal" fo:text-transform="none" fo:color="#666666" style:font-name="Miltonian Tattoo" fo:font-size="12pt" fo:letter-spacing="normal" fo:font-style="normal" fo:font-weight="normal" officeooo:paragraph-rsid="001ab2e1"/>
    </style:style>
    <style:style style:name="P15" style:family="paragraph" style:parent-style-name="Text_20_body">
      <style:paragraph-properties fo:margin-left="0cm" fo:margin-right="0cm" fo:margin-top="0.318cm" fo:margin-bottom="0.318cm" loext:contextual-spacing="false" fo:orphans="2" fo:widows="2" fo:text-indent="0cm" style:auto-text-indent="false" fo:padding="0cm" fo:border="none"/>
    </style:style>
    <style:style style:name="P16" style:family="paragraph" style:parent-style-name="Heading_20_1">
      <style:text-properties fo:font-variant="normal" fo:text-transform="none" fo:color="#dd0000" style:font-name="inherit" fo:font-size="13pt" fo:letter-spacing="normal" fo:font-style="normal" fo:font-weight="bold" officeooo:paragraph-rsid="001ab2e1" style:font-size-asian="13pt" style:font-size-complex="13pt" loext:padding="0cm" loext:border="none"/>
    </style:style>
    <style:style style:name="P17" style:family="paragraph" style:parent-style-name="Heading_20_2">
      <style:text-properties fo:font-variant="normal" fo:text-transform="none" fo:color="#dd0000" style:font-name="Miltonian Tattoo" fo:font-size="18pt" fo:letter-spacing="normal" fo:font-style="normal" fo:font-weight="bold"/>
    </style:style>
    <style:style style:name="P18" style:family="paragraph" style:parent-style-name="Heading_20_2">
      <style:text-properties fo:font-variant="normal" fo:text-transform="none" fo:color="#dd0000" style:font-name="inherit" fo:font-size="13pt" fo:letter-spacing="normal" fo:font-style="normal" fo:font-weight="bold" officeooo:paragraph-rsid="001ab2e1" style:font-size-asian="13pt" style:font-size-complex="13pt" loext:padding="0cm" loext:border="none"/>
    </style:style>
    <style:style style:name="P19" style:family="paragraph" style:parent-style-name="Table_20_Contents">
      <style:paragraph-properties fo:margin-top="0cm" fo:margin-bottom="0cm" loext:contextual-spacing="false" fo:text-align="justify" style:justify-single-word="false"/>
      <style:text-properties fo:color="#000000" style:font-name="inherit" fo:font-size="10.5pt" fo:font-weight="normal"/>
    </style:style>
    <style:style style:name="P20"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fo:color="#000000" style:font-name="inherit" fo:font-size="10.5pt" fo:font-weight="normal"/>
    </style:style>
    <style:style style:name="T1" style:family="text">
      <style:text-properties fo:font-variant="normal" fo:text-transform="none" fo:color="#666666" style:font-name="inherit" fo:font-size="12pt" fo:letter-spacing="normal" fo:font-style="normal" fo:font-weight="normal"/>
    </style:style>
    <style:style style:name="T2" style:family="text">
      <style:text-properties fo:font-variant="normal" fo:text-transform="none" fo:color="#666666" style:font-name="Miltonian Tattoo" fo:font-size="12pt" fo:letter-spacing="normal" fo:font-style="normal" fo:font-weight="bold" loext:padding="0cm" loext:border="none"/>
    </style:style>
    <style:style style:name="T3" style:family="text">
      <style:text-properties fo:font-variant="normal" fo:text-transform="none" fo:color="#666666" style:font-name="Miltonian Tattoo" fo:font-size="12pt" fo:letter-spacing="normal" fo:font-style="normal" fo:font-weight="normal"/>
    </style:style>
    <style:style style:name="T4" style:family="text">
      <style:text-properties fo:font-variant="normal" fo:text-transform="none" fo:color="#666666" fo:letter-spacing="normal"/>
    </style:style>
    <style:style style:name="T5" style:family="text">
      <style:text-properties fo:font-variant="normal" fo:text-transform="none" style:font-name="Miltonian Tattoo" fo:font-size="12pt" fo:letter-spacing="normal" fo:font-style="normal" fo:font-weight="normal" loext:padding="0cm" loext:border="none"/>
    </style:style>
    <style:style style:name="T6" style:family="text">
      <style:text-properties fo:font-variant="normal" fo:text-transform="none" style:font-name="Miltonian Tattoo" fo:font-size="12pt" fo:letter-spacing="normal" fo:font-style="normal" fo:font-weight="normal" officeooo:rsid="001c9f66" loext:padding="0cm" loext:border="none"/>
    </style:style>
    <style:style style:name="T7" style:family="text">
      <style:text-properties fo:font-variant="normal" fo:text-transform="none" style:font-name="inherit" fo:font-size="12pt" fo:letter-spacing="normal" fo:font-style="normal" fo:font-weight="bold" loext:padding="0cm" loext:border="none"/>
    </style:style>
    <style:style style:name="T8" style:family="text">
      <style:text-properties fo:font-variant="normal" fo:text-transform="none" fo:color="#00ff66" style:font-name="inherit" fo:font-size="12pt" fo:letter-spacing="normal" fo:font-style="normal" fo:font-weight="bold" loext:padding="0cm" loext:border="none"/>
    </style:style>
    <style:style style:name="T9" style:family="text">
      <style:text-properties officeooo:rsid="001c0568"/>
    </style:style>
    <style:style style:name="T10" style:family="text">
      <style:text-properties officeooo:rsid="001c9f66"/>
    </style:style>
    <style:style style:name="T11" style:family="text">
      <style:text-properties officeooo:rsid="001dfa53"/>
    </style:style>
    <style:style style:name="T12" style:family="text">
      <style:text-properties officeooo:rsid="001e77a5"/>
    </style:style>
    <style:style style:name="T13" style:family="text">
      <style:text-properties officeooo:rsid="001f51c6"/>
    </style:style>
    <text:list-style style:name="L1">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212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212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2"><text:s text:c="10"/>Linux Device Driver Tutorial Part 12 – <text:tab/><text:tab/><text:tab/><text:tab/>Interrupts in Linux Kernel</text:h>
      <text:p text:style-name="Standard"/>
      <text:p text:style-name="P2"/>
      <text:h text:style-name="P1" text:outline-level="1"><text:bookmark text:name="Interrupts_in_Linux_kernel"/>Interrupts in Linux kernel</text:h>
      <text:p text:style-name="P2"/>
      <text:p text:style-name="P5">In Linux, interrupt signals are the distraction which diverts processor to a new activity outside from normal flow of execution. This new activity is called interrupt handler or interrupt service routine (ISR) and that distraction is Interrupts.</text:p>
      <text:p text:style-name="P2"/>
      <text:p text:style-name="P2"/>
      <text:p text:style-name="P2"/>
      <text:h text:style-name="P1" text:outline-level="1"><text:bookmark text:name="Polling_vs_Interrupts"/>Polling vs Interrupts</text:h>
      <text:p text:style-name="P2"/>
      <text:p text:style-name="P2"><text:bookmark text:name="tablepress-38"/></text:p>
      <table:table table:name="Table1" table:style-name="Table1">
        <table:table-column table:style-name="Table1.A"/>
        <table:table-column table:style-name="Table1.B"/>
        <table:table-header-rows>
          <table:table-row>
            <table:table-cell table:style-name="Table1.A1" office:value-type="string">
              <text:p text:style-name="P3">POLLING</text:p>
            </table:table-cell>
            <table:table-cell table:style-name="Table1.A1" office:value-type="string">
              <text:p text:style-name="P3">INTERRUPT</text:p>
            </table:table-cell>
          </table:table-row>
        </table:table-header-rows>
        <table:table-row>
          <table:table-cell table:style-name="Table1.A2" office:value-type="string">
            <text:p text:style-name="P20">In polling the CPU keeps on checking all the hardwares of the availablilty of any request</text:p>
          </table:table-cell>
          <table:table-cell table:style-name="Table1.A2" office:value-type="string">
            <text:p text:style-name="P20">In interrupt the CPU takes care of the hardware only when the hardware requests for some service</text:p>
          </table:table-cell>
        </table:table-row>
        <table:table-row>
          <table:table-cell table:style-name="Table1.A3" office:value-type="string">
            <text:p text:style-name="P20">The polling method is like a salesperson. The salesman goes from door to door while requesting to buy a product or service. Similarly, the controller keeps monitoring the flags or signals one by one for all devices and provides service to whichever component that needs its service.</text:p>
          </table:table-cell>
          <table:table-cell table:style-name="Table1.A3" office:value-type="string">
            <text:p text:style-name="P19">An interrupt is like a shopkeeper. If one needs a service or product, he goes to him and apprises him of his needs. In case of interrupts, when the flags or signals are received, they notify the controller that they need to be serviced.</text:p>
          </table:table-cell>
        </table:table-row>
      </table:table>
      <text:p text:style-name="P2"/>
      <text:h text:style-name="P1" text:outline-level="1"><text:bookmark text:name="What_will_happen_when_interrupt_came"/>What will happen when interrupt came?</text:h>
      <text:p text:style-name="P5">An interrupt is produced by electronic signals from hardware devices and directed into input pins on an interrupt controller (a simple chip that multiplexes multiple interrupt lines into a single line to the processor). These are the process that will be done by kernel.</text:p>
      <text:p text:style-name="P2"/>
      <text:p text:style-name="P2"><text:span text:style-name="T9">1. </text:span><text:span text:style-name="T1">Upon receiving an interrupt, the interrupt controller sends a signal to the processor.</text:span></text:p>
      <text:p text:style-name="P2"/>
      <text:p text:style-name="P7"><text:span text:style-name="T9">2. </text:span><text:span text:style-name="T1">The processor detects this signal and interrupts its current execution to <text:s text:c="16"/>handle the interrupt.</text:span></text:p>
      <text:p text:style-name="P6"/>
      <text:p text:style-name="P7"><text:span text:style-name="T9">3. </text:span><text:span text:style-name="T1">The processor can then notify the operating system that an interrupt has occurred, and the operating system can handle the interrupt appropriately.</text:span></text:p>
      <text:p text:style-name="P6"/>
      <text:p text:style-name="P2"/>
      <text:p text:style-name="P2"/>
      <text:p text:style-name="P5"><text:soft-page-break/>Interrupt handling is amongst the most sensitive tasks performed by kernel and it must satisfy following:</text:p>
      <text:p text:style-name="P2"/>
      <text:p text:style-name="P7"><text:span text:style-name="T9">1. </text:span><text:span text:style-name="T1">Hardware devices generate interrupts asynchronously (with respect to the processor clock). That means interrupts can come anytime.</text:span></text:p>
      <text:p text:style-name="P6"/>
      <text:p text:style-name="P7"><text:span text:style-name="T9">2. </text:span><text:span text:style-name="T1">Because interrupts can come anytime, the kernel might be handling one of them while another one (of a different type) occurs.</text:span></text:p>
      <text:p text:style-name="P6"/>
      <text:p text:style-name="P9"><text:span text:style-name="T10">3. </text:span><text:span text:style-name="T1">Some critical regions exist inside the kernel code where interrupts must be disabled. Such critical regions must be limited as much as possible.</text:span></text:p>
      <text:p text:style-name="P8"/>
      <text:p text:style-name="P2"/>
      <text:p text:style-name="P2"/>
      <text:h text:style-name="P1" text:outline-level="1"><text:bookmark text:name="Interrupts_and_Exceptions"/>Interrupts and Exceptions</text:h>
      <text:p text:style-name="P2"/>
      <text:p text:style-name="P5">Exceptions are often discussed at the same time as interrupts. Unlike interrupts, exceptions occur synchronously with respect to the processor clock; they are often called synchronous interrupts. Exceptions are produced by the processor while executing instructions either in response to a programming error (e.g. divide by zero) or abnormal conditions that must be handled by the kernel (e.g. a page fault). Because many processor architectures handle exceptions in a similar manner to interrupts, the kernel infrastructure for handling the two is similar.</text:p>
      <text:p text:style-name="P2"/>
      <text:p text:style-name="P5">Simple definitions of the two:</text:p>
      <text:p text:style-name="P2"/>
      <text:p text:style-name="P2"><text:span text:style-name="Strong_20_Emphasis"><text:span text:style-name="T2">Interrupts</text:span></text:span><text:span text:style-name="T3">: asynchronous interrupts generated by hardware.</text:span></text:p>
      <text:p text:style-name="P2"/>
      <text:p text:style-name="P2"><text:span text:style-name="Strong_20_Emphasis"><text:span text:style-name="T2">Exceptions</text:span></text:span><text:span text:style-name="T3">: synchronous interrupts generated by the processor.</text:span></text:p>
      <text:p text:style-name="P2"/>
      <text:p text:style-name="P2"/>
      <text:p text:style-name="P5">System calls (one type of exception) on the x86 architecture are implemented by the issuance of a software interrupt, which traps into the kernel and causes execution of a special system call handler. Interrupts work in a similar way, except hardware (not software) issues interrupts.</text:p>
      <text:p text:style-name="P2"/>
      <text:p text:style-name="P2"/>
      <text:p text:style-name="P2"/>
      <text:h text:style-name="P18" text:outline-level="2"><text:bookmark text:name="Interrupts-2"/>Interrupts</text:h>
      <text:p text:style-name="P2"><text:span text:style-name="Strong_20_Emphasis"><text:span text:style-name="T8">Maskable</text:span></text:span><text:span text:style-name="Strong_20_Emphasis"><text:span text:style-name="T5"> </text:span></text:span><text:span text:style-name="T4">– </text:span><text:span text:style-name="T3">All Interrupt Requests (IRQs) issued by I/O devices give rise to maskable interrupts. A maskable interrupt can be in two states: masked or unmasked; a masked interrupt is ignored by the control unit as long as it remains masked.</text:span></text:p>
      <text:p text:style-name="P2"/>
      <text:p text:style-name="P2"><text:span text:style-name="Strong_20_Emphasis"><text:span text:style-name="T8">Nonmaskable</text:span></text:span><text:span text:style-name="Strong_20_Emphasis"><text:span text:style-name="T5"> </text:span></text:span><text:span text:style-name="T4">– </text:span><text:span text:style-name="T3">Only a few critical events (such as hardware failures) give rise to nonmaskable interrupts. Nonmaskable interrupts are always recognized by the CPU.</text:span></text:p>
      <text:p text:style-name="P2"/>
      <text:h text:style-name="P18" text:outline-level="2"><text:bookmark text:name="Exceptions"/><text:soft-page-break/>Exceptions</text:h>
      <text:p text:style-name="P2"/>
      <text:p text:style-name="P2"><text:span text:style-name="Strong_20_Emphasis"><text:span text:style-name="T8">Falts</text:span></text:span><text:span text:style-name="Strong_20_Emphasis"><text:span text:style-name="T5"> </text:span></text:span><text:span text:style-name="T4">– </text:span><text:span text:style-name="T3">Like Divide by zero, Page Fault, Segmentation Fault.</text:span></text:p>
      <text:p text:style-name="P2"/>
      <text:p text:style-name="P2"><text:span text:style-name="Strong_20_Emphasis"><text:span text:style-name="T8">Traps</text:span></text:span><text:span text:style-name="Strong_20_Emphasis"><text:span text:style-name="T5"> </text:span></text:span><text:span text:style-name="T4">– </text:span><text:span text:style-name="T3">Reported immediately following the execution of the trapping instruction. Like Breakpoints.</text:span></text:p>
      <text:p text:style-name="P2"/>
      <text:p text:style-name="P2"><text:span text:style-name="Strong_20_Emphasis"><text:span text:style-name="T8">Aborts</text:span></text:span><text:span text:style-name="Strong_20_Emphasis"><text:span text:style-name="T6"> </text:span></text:span><text:span text:style-name="T4">– </text:span><text:span text:style-name="T3">Aborts are used to report severe errors, such as hardware failures and invalid or inconsistent values in system tables.</text:span></text:p>
      <text:p text:style-name="P2"/>
      <text:p text:style-name="P2"/>
      <text:p text:style-name="P5">For a device’s each interrupt, its device driver must register an interrupt handler.</text:p>
      <text:p text:style-name="P2"/>
      <text:p text:style-name="P2"/>
      <text:p text:style-name="P2"/>
      <text:h text:style-name="P1" text:outline-level="1"><text:bookmark text:name="Interrupt_handler"/>Interrupt handler</text:h>
      <text:p text:style-name="P5">An interrupt handler or interrupt service routine (ISR) is the function that the kernel runs in response to a specific interrupt:</text:p>
      <text:p text:style-name="P2"/>
      <text:p text:style-name="P9"><text:span text:style-name="T10">1. </text:span><text:span text:style-name="T1">Each device that generates interrupts has an associated interrupt handler.</text:span></text:p>
      <text:p text:style-name="P9"/>
      <text:p text:style-name="P9"><text:span text:style-name="T10">2. </text:span><text:span text:style-name="T1">The interrupt handler for a device is part of the device’s driver (the kernel code that manages the device).</text:span></text:p>
      <text:p text:style-name="P8"/>
      <text:p text:style-name="P5">In Linux, interrupt handlers are normal C functions, which match a specific prototype and thus enables the kernel to pass the handler information in a standard way.</text:p>
      <text:p text:style-name="P2"/>
      <text:p text:style-name="P5">What differentiates interrupt handlers from other kernel functions is that the kernel invokes them in response to interrupts and that they run in a special context called interrupt context. This special context is occasionally called atomic context because code executing in this context is unable to block.</text:p>
      <text:p text:style-name="P2"/>
      <text:p text:style-name="P5">Because an interrupt can occur at any time, an interrupt handler can be executed at any time. It is imperative that the handler runs quickly, to resume execution of the interrupted code as soon as possible. It is important that</text:p>
      <text:p text:style-name="P2"/>
      <text:p text:style-name="P11"><text:span text:style-name="T11">1. </text:span><text:span text:style-name="T1">To the hardware: the operating system services the interrupt without delay.</text:span></text:p>
      <text:p text:style-name="P10"/>
      <text:p text:style-name="P11"><text:span text:style-name="T11">2. </text:span><text:span text:style-name="T1">To the rest of the system: the interrupt handler executes in as short a period as possible.</text:span></text:p>
      <text:p text:style-name="P10"/>
      <text:p text:style-name="P2"/>
      <text:p text:style-name="P2"/>
      <text:p text:style-name="P2"/>
      <text:p text:style-name="P2"/>
      <text:p text:style-name="P2"/>
      <text:p text:style-name="P2"/>
      <text:p text:style-name="P2"/>
      <text:h text:style-name="P1" text:outline-level="1"><text:bookmark text:name="Process_Context_and_Interrupt_Context"/><text:soft-page-break/>Process Context and Interrupt Context</text:h>
      <text:p text:style-name="P5">The kernel accomplishes useful work using a combination of process contexts and interrupt contexts. Kernel code that services system calls issued by user applications runs on behalf of the corresponding application processes and is said to execute in process context. Interrupt handlers, on the other hand, run asynchronously in interrupt context. Processes contexts are not tied to any interrupt context and vice versa.</text:p>
      <text:p text:style-name="P2"/>
      <text:p text:style-name="P5">Kernel code running in process context is preemptible. An interrupt context, however, always runs to completion and is not preemptible. Because of this, there are restrictions on what can be done from interrupt context. Code executing from interrupt context cannot do the following:</text:p>
      <text:p text:style-name="P2"/>
      <text:p text:style-name="P2"/>
      <text:p text:style-name="P13"><text:span text:style-name="T12">1. </text:span><text:span text:style-name="T1">Go to sleep or relinquish the processor</text:span></text:p>
      <text:p text:style-name="P13"><text:span text:style-name="T12">2. </text:span><text:span text:style-name="T1">Acquire a mutex</text:span></text:p>
      <text:p text:style-name="P13"><text:span text:style-name="T12">3. </text:span><text:span text:style-name="T1">Perform time-consuming tasks</text:span></text:p>
      <text:p text:style-name="P13"><text:span text:style-name="T12">4. </text:span><text:span text:style-name="T1">Access user space virtual memory</text:span></text:p>
      <text:p text:style-name="P12"/>
      <text:p text:style-name="P2"/>
      <text:p text:style-name="P5">Based on our idea, ISR or Interrupt Handler should be execute very quickly and it should not run for more time (it should not perform time-consuming tasks). What if, I want to do huge amount of work upon receiving interrupt? So it is a problem right? If we do like that this will happen.</text:p>
      <text:p text:style-name="P2"/>
      <text:p text:style-name="P13"><text:span text:style-name="T12">1. </text:span><text:span text:style-name="T1">While ISR run, it doesn’t let other interrupts to run (interrupts with higher priority will run).</text:span></text:p>
      <text:p text:style-name="P12"/>
      <text:p text:style-name="P13"><text:span text:style-name="T12">2. </text:span><text:span text:style-name="T1">Interrupts with same type will be missed.</text:span></text:p>
      <text:p text:style-name="P12"/>
      <text:p text:style-name="P2"/>
      <text:p text:style-name="P14">To eliminate that problem, the processing of interrupts is split into two parts, or halves:</text:p>
      <text:p text:style-name="P15"><text:tab/><text:span text:style-name="T12">1. </text:span><text:span text:style-name="T1">Top halves</text:span></text:p>
      <text:p text:style-name="P2"><text:tab/><text:span text:style-name="T12">2. </text:span><text:span text:style-name="T1">Bottom halves</text:span></text:p>
      <text:p text:style-name="P2"/>
      <text:p text:style-name="P2"/>
      <text:h text:style-name="P1" text:outline-level="1"><text:bookmark text:name="Top_halves_and_Bottom_halves"/>Top halves and Bottom halves</text:h>
      <text:p text:style-name="P2"/>
      <text:h text:style-name="P18" text:outline-level="2"><text:bookmark text:name="Top_half"/>Top half</text:h>
      <text:p text:style-name="P5">The interrupt handler is the top half. The top half will run immediately upon receipt of the interrupt and performs only the work that is time-critical, such as acknowledging receipt of the interrupt or resetting the hardware.</text:p>
      <text:p text:style-name="P2"/>
      <text:p text:style-name="P2"/>
      <text:p text:style-name="P2"/>
      <text:h text:style-name="P18" text:outline-level="2"><text:bookmark text:name="Bottom_half"/><text:soft-page-break/>Bottom half</text:h>
      <text:p text:style-name="P5">A bottom half is used to process data, letting the top half to deal with new incoming interrupts. Interrupts are enabled when a bottom half runs. Interrupt can be disabled if necessary, but generally this should be avoided as this goes against the basic purpose of having a bottom half – processing data while listening to new interrupts. The bottom half runs in the future, at a more convenient time, with all interrupts enabled.</text:p>
      <text:p text:style-name="P2"/>
      <text:p text:style-name="P5">For example using the network card:</text:p>
      <text:p text:style-name="P2"/>
      <text:p text:style-name="P2">* <text:span text:style-name="T1">When network cards receive packets from the network, the network cards immediately issue an interrupt. This optimizes network throughput and latency and avoids timeouts.</text:span></text:p>
      <text:p text:style-name="P2"/>
      <text:p text:style-name="P2">* <text:span text:style-name="T1">The kernel responds by executing the network card’s registered interrupt.</text:span></text:p>
      <text:p text:style-name="P2"/>
      <text:p text:style-name="P2">* <text:span text:style-name="T3">The interrupt runs, acknowledges the hardware, copies the new networking packets into main memory, and readies the network card for more packets. These jobs are the important, time-critical, and hardware-specific work.</text:span></text:p>
      <text:p text:style-name="P2"/>
      <text:p text:style-name="P2">* <text:span text:style-name="T1">The kernel generally needs to quickly copy the networking packet into main memory because the network data buffer on the networking card is fixed and miniscule in size, particularly compared to main memory. Delays in copying the packets can result in a buffer overrun, with incoming packets overwhelming the networking card’s buffer and thus packets being dropped.</text:span></text:p>
      <text:p text:style-name="P2"/>
      <text:p text:style-name="P2">* <text:span text:style-name="T1">After the networking data is safely in the main memory, the interrupt’s job is done, and it can return control of the system to whatever code was interrupted when the interrupt was generated.</text:span></text:p>
      <text:p text:style-name="P2"/>
      <text:p text:style-name="P2">* <text:span text:style-name="T1">The rest of the processing and handling of the packets occurs later, in the bottom half.</text:span></text:p>
      <text:p text:style-name="P2"/>
      <text:p text:style-name="P14">If the interrupt handler function could process and acknowledge interrupts within few microseconds consistently, then absolutely there is no need for top half/bottom half delegation.</text:p>
      <text:p text:style-name="Text_20_body"><text:line-break/><text:span text:style-name="T3">There are 4 bottom half mechanisms are available in Linux:</text:span></text:p>
      <text:p text:style-name="P2"><text:tab/><text:span text:style-name="T13">1. </text:span><text:span text:style-name="T1">Work-queue</text:span></text:p>
      <text:p text:style-name="P2"><text:tab/><text:span text:style-name="T13">2. </text:span><text:span text:style-name="T1">Threaded IRQs</text:span></text:p>
      <text:p text:style-name="P2"><text:tab/><text:span text:style-name="T13">3. </text:span><text:span text:style-name="T1">Softirqs</text:span></text:p>
      <text:p text:style-name="P2"><text:tab/><text:span text:style-name="T13">4. </text:span><text:span text:style-name="T1">Tasklets</text:span></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ltonian Tattoo" svg:font-family="'Miltonian Tattoo',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3.937cm" fo:text-indent="-0.762cm" fo:margin-left="3.937cm"/>
        </style:list-level-properties>
      </text:outline-level-style>
      <text:outline-level-style text:level="2" style:num-format="">
        <style:list-level-properties text:list-level-position-and-space-mode="label-alignment">
          <style:list-level-label-alignment text:label-followed-by="listtab" text:list-tab-stop-position="4.191cm" fo:text-indent="-1.016cm" fo:margin-left="4.191cm"/>
        </style:list-level-properties>
      </text:outline-level-style>
      <text:outline-level-style text:level="3" style:num-format="">
        <style:list-level-properties text:list-level-position-and-space-mode="label-alignment">
          <style:list-level-label-alignment text:label-followed-by="listtab" text:list-tab-stop-position="4.445cm" fo:text-indent="-1.27cm" fo:margin-left="4.445cm"/>
        </style:list-level-properties>
      </text:outline-level-style>
      <text:outline-level-style text:level="4" style:num-format="">
        <style:list-level-properties text:list-level-position-and-space-mode="label-alignment">
          <style:list-level-label-alignment text:label-followed-by="listtab" text:list-tab-stop-position="4.699cm" fo:text-indent="-1.524cm" fo:margin-left="4.699cm"/>
        </style:list-level-properties>
      </text:outline-level-style>
      <text:outline-level-style text:level="5" style:num-format="">
        <style:list-level-properties text:list-level-position-and-space-mode="label-alignment">
          <style:list-level-label-alignment text:label-followed-by="listtab" text:list-tab-stop-position="4.953cm" fo:text-indent="-1.778cm" fo:margin-left="4.953cm"/>
        </style:list-level-properties>
      </text:outline-level-style>
      <text:outline-level-style text:level="6" style:num-format="">
        <style:list-level-properties text:list-level-position-and-space-mode="label-alignment">
          <style:list-level-label-alignment text:label-followed-by="listtab" text:list-tab-stop-position="5.207cm" fo:text-indent="-2.032cm" fo:margin-left="5.207cm"/>
        </style:list-level-properties>
      </text:outline-level-style>
      <text:outline-level-style text:level="7" style:num-format="">
        <style:list-level-properties text:list-level-position-and-space-mode="label-alignment">
          <style:list-level-label-alignment text:label-followed-by="listtab" text:list-tab-stop-position="5.461cm" fo:text-indent="-2.286cm" fo:margin-left="5.461cm"/>
        </style:list-level-properties>
      </text:outline-level-style>
      <text:outline-level-style text:level="8" style:num-format="">
        <style:list-level-properties text:list-level-position-and-space-mode="label-alignment">
          <style:list-level-label-alignment text:label-followed-by="listtab" text:list-tab-stop-position="5.715cm" fo:text-indent="-2.54cm" fo:margin-left="5.715cm"/>
        </style:list-level-properties>
      </text:outline-level-style>
      <text:outline-level-style text:level="9" style:num-format="">
        <style:list-level-properties text:list-level-position-and-space-mode="label-alignment">
          <style:list-level-label-alignment text:label-followed-by="listtab" text:list-tab-stop-position="5.969cm" fo:text-indent="-2.794cm" fo:margin-left="5.969cm"/>
        </style:list-level-properties>
      </text:outline-level-style>
      <text:outline-level-style text:level="10" style:num-format="">
        <style:list-level-properties text:list-level-position-and-space-mode="label-alignment">
          <style:list-level-label-alignment text:label-followed-by="listtab" text:list-tab-stop-position="6.223cm" fo:text-indent="-3.048cm" fo:margin-left="6.22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8:24:37.886748301</meta:creation-date>
    <dc:date>2018-09-25T10:38:17.921055403</dc:date>
    <meta:editing-duration>PT7M19S</meta:editing-duration>
    <meta:editing-cycles>2</meta:editing-cycles>
    <meta:generator>LibreOffice/5.1.6.2$Linux_X86_64 LibreOffice_project/10m0$Build-2</meta:generator>
    <meta:document-statistic meta:table-count="1" meta:image-count="0" meta:object-count="0" meta:page-count="7" meta:paragraph-count="73" meta:word-count="1406" meta:character-count="8842" meta:non-whitespace-character-count="7465"/>
  </office:meta>
</office:document-meta>
</file>